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4F0006F94D000495B28042C7F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MS Shell Dlg" svg:font-family="'MS Shell Dlg'"/>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fo:font-weight="normal" style:font-weight-asian="normal"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center" style:justify-single-word="false"/>
      <style:text-properties style:font-name="Arial" fo:font-size="16.5pt" fo:font-weight="bold" style:font-size-asian="16.5pt" style:font-weight-asian="bold" style:font-size-complex="16.5pt" style:font-weight-complex="bold"/>
    </style:style>
    <style:style style:name="P13"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14" style:family="paragraph" style:parent-style-name="Text_20_body">
      <style:paragraph-properties fo:text-align="justify" style:justify-single-word="false"/>
      <style:text-properties fo:color="#000000"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5" style:family="paragraph" style:parent-style-name="Text_20_body">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7" style:family="paragraph" style:parent-style-name="Text_20_body">
      <style:text-properties fo:color="#000000" fo:font-weight="normal" style:font-weight-asian="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font-style="italic" style:font-style-asian="italic" style:font-style-complex="italic"/>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paragraph-properties fo:text-align="justify" style:justify-single-word="false"/>
      <style:text-properties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Text_20_body">
      <style:paragraph-properties fo:text-align="justify" style:justify-single-word="false"/>
      <style:text-properties style:font-name="Times New Roman" fo:font-size="12pt" fo:font-style="normal" style:font-name-asian="Courier New" style:font-size-asian="12pt" style:font-style-asian="normal" style:font-name-complex="Courier New" style:font-size-complex="12pt" style:font-style-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list-style-name="L1" style:master-page-name="">
      <style:paragraph-properties fo:margin-top="0cm" fo:margin-bottom="0.011cm" style:page-number="auto"/>
    </style:style>
    <style:style style:name="P25" style:family="paragraph" style:parent-style-name="Text_20_body" style:list-style-name="L1" style:master-page-name="">
      <style:paragraph-properties fo:margin-top="0cm" fo:margin-bottom="0.011cm" fo:text-align="justify" style:justify-single-word="false" style:page-number="auto"/>
      <style:text-properties fo:color="#000000" style:font-name="Times New Roman" fo:font-size="12pt" style:font-name-asian="Courier New" style:font-size-asian="12pt" style:font-name-complex="Courier New" style:font-size-complex="12pt"/>
    </style:style>
    <style:style style:name="P26" style:family="paragraph" style:parent-style-name="Text_20_body" style:list-style-name="L1">
      <style:paragraph-properties fo:margin-top="0cm" fo:margin-bottom="0.011cm"/>
    </style:style>
    <style:style style:name="P27" style:family="paragraph" style:parent-style-name="Text_20_body">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28" style:family="paragraph" style:parent-style-name="Text_20_body" style:list-style-name="L1">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29" style:family="paragraph" style:parent-style-name="Text_20_body" style:list-style-name="L1">
      <style:paragraph-properties fo:margin-top="0cm" fo:margin-bottom="0.011cm"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0" style:family="paragraph" style:parent-style-name="Text_20_body" style:list-style-name="L1">
      <style:paragraph-properties fo:margin-top="0cm" fo:margin-bottom="0.011cm" fo:text-align="justify" style:justify-single-word="false"/>
    </style:style>
    <style:style style:name="P31" style:family="paragraph" style:parent-style-name="Text_20_body">
      <style:paragraph-properties fo:margin-top="0cm" fo:margin-bottom="0cm" fo:line-height="100%"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2" style:family="paragraph" style:parent-style-name="Text_20_body">
      <style:paragraph-properties fo:margin-top="0cm" fo:margin-bottom="0cm" style:shadow="none"/>
    </style:style>
    <style:style style:name="P33" style:family="paragraph" style:parent-style-name="Heading_20_1">
      <style:paragraph-properties fo:break-before="page"/>
    </style:style>
    <style:style style:name="P34" style:family="paragraph" style:parent-style-name="Heading_20_1" style:master-page-name="header">
      <style:paragraph-properties style:page-number="auto"/>
    </style:style>
    <style:style style:name="P35" style:family="paragraph" style:parent-style-name="Heading_20_1" style:master-page-name="header">
      <style:paragraph-properties style:page-number="auto"/>
    </style:style>
    <style:style style:name="P36" style:family="paragraph" style:parent-style-name="Heading_20_1" style:master-page-name="header">
      <style:paragraph-properties style:page-number="auto"/>
    </style:style>
    <style:style style:name="P37" style:family="paragraph" style:parent-style-name="Heading_20_2">
      <style:text-properties fo:font-weight="bold" style:font-weight-asian="bold" style:font-weight-complex="bold"/>
    </style:style>
    <style:style style:name="P38"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style style:name="P39" style:family="paragraph" style:parent-style-name="Footer">
      <style:paragraph-properties fo:text-align="center" style:justify-single-word="false" fo:padding="0cm" fo:border-left="none" fo:border-right="none" fo:border-top="0.018cm solid #000000" fo:border-bottom="none" style:shadow="none"/>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6" style:family="text">
      <style:text-properties fo:color="#7f0055" fo:font-weight="bold" style:font-weight-asian="bold" style:font-weight-complex="bold"/>
    </style:style>
    <style:style style:name="T7" style:family="text">
      <style:text-properties fo:color="#7f0055" style:font-name="Courier New"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Times New Roman" fo:font-size="12pt" style:font-name-asian="Courier New" style:font-size-asian="12pt" style:font-name-complex="Courier New" style:font-size-complex="12pt"/>
    </style:style>
    <style:style style:name="T11" style:family="text">
      <style:text-properties fo:color="#000000" fo:font-weight="normal" style:font-weight-asian="normal" style:font-weight-complex="normal"/>
    </style:style>
    <style:style style:name="T12"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fo:color="#000000" style:font-name="Times New Roman" fo:font-size="12pt" style:font-name-asian="Courier New" style:font-size-asian="12pt" style:font-name-complex="Courier New" style:font-size-complex="12pt"/>
    </style:style>
    <style:style style:name="T14"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5" style:family="text">
      <style:text-properties style:font-name="Courier New"/>
    </style:style>
    <style:style style:name="T16" style:family="text">
      <style:text-properties style:font-name="Courier New" fo:font-size="14pt" style:font-size-asian="14pt" style:font-size-complex="14pt"/>
    </style:style>
    <style:style style:name="T17" style:family="text">
      <style:text-properties style:font-name="Courier New"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14pt" style:font-size-asian="14pt" style:font-size-complex="14pt"/>
    </style:style>
    <style:style style:name="T21" style:family="text">
      <style:text-properties fo:font-style="normal" style:font-style-asian="normal" style:font-style-complex="normal"/>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Vaadin SLQContainer 0.8 User Manual</text:p>
      <text:p text:style-name="P32">Teppo Kurki</text:p>
      <text:p text:style-name="P32"><text:span text:style-name="T22">© </text:span>2010 Vaadin Ltd.</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Introduction<text:tab/>2</text:p>
          <text:p text:style-name="P42">Architecture<text:tab/>3</text:p>
          <text:p text:style-name="P42">Getting started with SQLContainer<text:tab/>4</text:p>
          <text:p text:style-name="P41">Creating a connection pool<text:tab/>4</text:p>
          <text:p text:style-name="P41">Creating the TableQuery query delegate<text:tab/>4</text:p>
          <text:p text:style-name="P41">Creating the container<text:tab/>4</text:p>
          <text:p text:style-name="P42">Using the SQLContainer<text:tab/>5</text:p>
          <text:p text:style-name="P41">Filtering and Sorting<text:tab/>5</text:p>
          <text:p text:style-name="P40">Filtering<text:tab/>5</text:p>
          <text:p text:style-name="P40">Filtering mode<text:tab/>5</text:p>
          <text:p text:style-name="P40">Sorting<text:tab/>5</text:p>
          <text:p text:style-name="P41">Editing<text:tab/>6</text:p>
          <text:p text:style-name="P40">Autocommit mode<text:tab/>6</text:p>
          <text:p text:style-name="P40">Modified state<text:tab/>6</text:p>
          <text:p text:style-name="P41">Caching, paging and refreshing<text:tab/>6</text:p>
          <text:p text:style-name="P40">Container size<text:tab/>7</text:p>
          <text:p text:style-name="P40">Page length and cache size<text:tab/>7</text:p>
          <text:p text:style-name="P40">Refreshing the container<text:tab/>7</text:p>
          <text:p text:style-name="P42">Using FreeformQuery and FreeformQueryDelegate<text:tab/>8</text:p>
          <text:p text:style-name="P41">Getting started<text:tab/>8</text:p>
          <text:p text:style-name="P41">Limitations<text:tab/>8</text:p>
          <text:p text:style-name="P41">Creating your own FreeformQueryDelegate<text:tab/>8</text:p>
          <text:p text:style-name="P42">Non-implemented methods of Vaadin container interfaces<text:tab/>9</text:p>
          <text:p text:style-name="P41">About the getItemIds() method<text:tab/>9</text:p>
          <text:p text:style-name="P42">Appendices<text:tab/>10</text:p>
          <text:p text:style-name="P41">A. Supported databases<text:tab/>10</text:p>
          <text:p text:style-name="P41">B. Known issues and limitations of SQLContainer<text:tab/>10</text:p>
          <text:p text:style-name="P41">C. Planned features<text:tab/>10</text:p>
        </text:index-body>
      </text:table-of-content>
      <text:h text:style-name="Heading_20_1" text:outline-level="1"/>
      <text:h text:style-name="P34" text:outline-level="1">Introduction</text:h>
      <text:p text:style-name="P3">Vaadin SQLContainer is a Vaadin container implementation that allows easy and customizable access to data stored in various SQL-speaking databases (see appendix A for details). SQLContainer supports two types of database access. Using <text:span text:style-name="T2">TableQuery</text:span>, the pre-made query generators will enable fetching, updating and inserting data directly from the container into a database table - automatically, whereas <text:span text:style-name="T2">FreeformQuery</text:span> allows the developer to use their own, probably more complex query for fetching data and their own optional implementations for writing, filtering and sorting support - item and property handling as well as lazy loading will still be handled automatically.</text:p>
      <text:p text:style-name="P3">In addition to the customizable database connection options, SQLContainer also extends the Vaadin container interface to implement a bit more advanced and more database oriented filtering rules. Finally, the add-on also offers connection pool implementations for JDBC connection pooling and JEE connection pooling, as well as integrated transaction support; auto-commit mode is also provided.</text:p>
      <text:p text:style-name="P3">The purpose of this manual is to briefly explain the architecture and some of the inner workings of SQLContainer. It will also give the readers some examples on how to use SQLContainer in their own applications. The requirements, limitations and further development ideas are also discussed.</text:p>
      <text:h text:style-name="P34" text:outline-level="1">Architecture</text:h>
      <text:p text:style-name="P3">The architecture of SQLContainer is relatively simple, and it is described in detail in this section.</text:p>
      <text:p text:style-name="P3"><text:span text:style-name="T1">SQLContainer</text:span> is the class implementing the Vaadin container interfaces and providing access to most of the functionality of this add-on. The standard Vaadin Properties and Items have been extend by <text:span text:style-name="T1">ColumnProperty</text:span> and <text:span text:style-name="T1">RowItem</text:span>, and <text:span text:style-name="T1">RowId</text:span> and <text:span text:style-name="T1">TemporaryRowId</text:span> are used as item IDs.</text:p>
      <text:p text:style-name="P3">In the connection package, <text:span text:style-name="T1">JDBCConnectionPool</text:span> interface defines requirements for a connection pool implementation, and <text:span text:style-name="T1">SimpleJDBCConnectionPool</text:span> provides a simple, yet very usable implementation of the interface.</text:p>
      <text:p text:style-name="P3">The query package contains the <text:span text:style-name="T1">QueryDelegate</text:span> <text:s/>interface which defines everything the SQLContainer needs to enable reading and writing data to and from a database. As discussed earlier, two implementations of this interface are provided: <text:span text:style-name="T1">TableQuery</text:span> for automatic read-write support for a database table, and <text:span text:style-name="T1">FreeformQuery</text:span> for customizing the query, sorting, filtering and writing; this is done by implementing relevant methods of the <text:span text:style-name="T1">FreeformQueryDelegate</text:span> interface. The query package also <text:s/>contains <text:span text:style-name="T1">Filter</text:span> and <text:span text:style-name="T1">OrderBy</text:span> classes which have been written to make the standard Vaadin container filtering and sorting a bit more database-friendly.</text:p>
      <text:p text:style-name="P3">Finally, the generator package contains a SQLGenerator interface which defines the kind of queries that are required by the <text:span text:style-name="T1">TableQuery</text:span> class. The provided implementations include support for HSQLDB, MySQL, PostgreSQL (<text:span text:style-name="T1">DefaultSQLGenerator</text:span>), Oracle (<text:span text:style-name="T1">OracleGenerator</text:span>) and Microsoft SQL Server (<text:span text:style-name="T1">MSSQLGenerator</text:span>). A new or modified implementation may be provided to gain compatibility with additional database servers.</text:p>
      <text:p text:style-name="P3">A detailed class diagram of SQLContainer and its supporting classes as well as connections to Vaadin interfaces is provided in figure 1.</text:p>
      <text:p text:style-name="P3"><draw:frame draw:style-name="fr1" draw:name="graphics1" text:anchor-type="paragraph" svg:x="-0.028cm" svg:y="0cm" svg:width="16.999cm" svg:height="11.174cm" draw:z-index="0"><draw:image xlink:href="Pictures/2000034F0006F94D000495B28042C7FD.wmf" xlink:type="simple" xlink:show="embed" xlink:actuate="onLoad"/></draw:frame><text:span text:style-name="T23">Figure 1. Detailed class diagram of SQLContainer and its supporting classes</text:span></text:p>
      <text:h text:style-name="P34" text:outline-level="1">Getting started with SQLContainer</text:h>
      <text:p text:style-name="Text_20_body">Gettting development going with the SQLContainer is easy and quite straight-forward. The purpose of this chapter is to describe how to create the required resources and how to fetch data from and write data to a database table attached to the container.</text:p>
      <text:h text:style-name="Heading_20_2" text:outline-level="2">Creating a connection pool</text:h>
      <text:p text:style-name="P20">First, we need to create a connection pool to allow the SQLContainer to connect to a database. Here we will use the <text:span text:style-name="T1">SimpleJDBCConnectionPool</text:span>, which is a basic implementation of connection pooling with JDBC data sources. In the following code we create a connection pool that uses the HSQLDB driver, an in-memory database. The initial amount of connections is 2 and the maximum amount is set at 5.</text:p>
      <text:p text:style-name="P31"><text:span text:style-name="T21"><text:tab/>JDBCConnectionPool </text:span>connectionPool = new SimpleJDBCConnectionPool(</text:p>
      <text:p text:style-name="P10"><text:s text:c="20"/><text:tab/><text:tab/>"org.hsqldb.jdbc.JDBCDriver",</text:p>
      <text:p text:style-name="P10"><text:s text:c="20"/><text:tab/><text:tab/>"jdbc:hsqldb:mem:sqlcontainer", "SA", "", 2, 5);</text:p>
      <text:h text:style-name="Heading_20_2" text:outline-level="2">Creating the TableQuery query delegate</text:h>
      <text:p text:style-name="P20">After the connection pool is created, we'll need a query delegate for the SQLContainer. The simplest way to create one is by using the provided TableQuery class. The TableQuery delegate provides access to a defined database table and supports reading and writing data out-of-the-box. We create the TableQuery with the following statement:</text:p>
      <text:p text:style-name="P21"><text:span text:style-name="T8"><text:tab/></text:span><text:span text:style-name="T11">TableQuery tq = new TableQuery("tablename", connectionPool);</text:span></text:p>
      <text:p text:style-name="P22"><text:span text:style-name="T11">If we need to enable the write support, we must set a version column to the TableQuery as well. The version column is an integer or timestamp typed column which will either be incremented or set to the current time on each modification of the row. TableQuery assumes that the database will take care of updating the version column; it just makes sure the column value is correct before updating a row. The following code will set the version column:</text:span></text:p>
      <text:p text:style-name="P21"><text:span text:style-name="T11"><text:tab/>tq.setVersionColumn("OPTLOCK");</text:span></text:p>
      <text:h text:style-name="P37" text:outline-level="2"><text:span text:style-name="T8">Creating the container</text:span></text:h>
      <text:p text:style-name="Text_20_body"><text:span text:style-name="T11">Finally we may create the container itself. This is as simple as stating:</text:span></text:p>
      <text:p text:style-name="P15"><text:tab/>SQLContainer container = new SQLContainer(tq);</text:p>
      <text:p text:style-name="Text_20_body"><text:span text:style-name="T12">After this statement the SQLContainer is connected to the table </text:span><text:span text:style-name="T14">tablename</text:span><text:span text:style-name="T12"> and is ready to use for example as a data source for a Vaadin Table or a Vaadin Form.</text:span></text:p>
      <text:p text:style-name="Text_20_body"><text:span text:style-name="T12"/></text:p>
      <text:h text:style-name="P33" text:outline-level="1">Using the SQLContainer</text:h>
      <text:h text:style-name="Heading_20_2" text:outline-level="2">Filtering and Sorting</text:h>
      <text:p text:style-name="P3">Filtering and sorting the items contained in an SQLContainer is by design always performed in the database. In practice this means that whenever the filtering or sorting rules are modified, at least some amount of database communication will take place (the minimum is to fetch the updated row count using the new filtering/sorting rules).</text:p>
      <text:h text:style-name="Heading_20_3" text:outline-level="3">Filtering</text:h>
      <text:p text:style-name="P3">Filtering can be performed either using the Vaadin-provided means implemented from <text:span text:style-name="T1">Container.Filterable</text:span> using the following method, where propertyId means column name in the SQLContainer context. More information on the standard filtering can be found in Book of Vaadin.</text:p>
      <text:p text:style-name="P1">public void addContainerFilter(Object propertyId, String filterString,</text:p>
      <text:p text:style-name="P2"><text:s text:c="12"/>boolean ignoreCase, boolean onlyMatchPrefix)</text:p>
      <text:p text:style-name="Text_20_body"/>
      <text:p text:style-name="P3">In addition to the standard method, it is also possible to directly add a <text:span text:style-name="T1">Filter</text:span> to the container via the <text:span text:style-name="T1">addFilter(Filter filter)</text:span> method. This enables the developer to take advantage of a few more features, including:</text:p>
      <text:list xml:id="list28276725" text:style-name="L1">
        <text:list-item>
          <text:p text:style-name="P24">More comparison methods via Filter.ComparisonType</text:p>
          <text:list>
            <text:list-item>
              <text:p text:style-name="P26">EQUALS, GREATER, LESS, GREATER_OR_EQUAL, LESS_OR_EQUAL</text:p>
            </text:list-item>
            <text:list-item>
              <text:p text:style-name="P26">STARTS_WITH, ENDS_WITH, CONTAINS</text:p>
            </text:list-item>
            <text:list-item>
              <text:p text:style-name="P26">BETWEEN</text:p>
            </text:list-item>
          </text:list>
        </text:list-item>
        <text:list-item>
          <text:p text:style-name="P26">Two-valued filtering via <text:s/>Filter.setSecondValue(Object secondValue)</text:p>
        </text:list-item>
        <text:list-item>
          <text:p text:style-name="P26">Implicit setting for need of quoting via setNeedsQuotes(boolean needsQuotes)</text:p>
        </text:list-item>
      </text:list>
      <text:p text:style-name="Text_20_body"/>
      <text:p text:style-name="Text_20_body">Removing the filtering rules is also done via the standard Vaadin methods:</text:p>
      <text:p text:style-name="P2">public void removeContainerFilters(Object propertyId)</text:p>
      <text:p text:style-name="P2">public void removeAllContainerFilters()</text:p>
      <text:p text:style-name="Text_20_body"/>
      <text:p text:style-name="Text_20_body">These methods will remove filters added with either <text:span text:style-name="T1">addFilter</text:span> or <text:span text:style-name="T1">addContainerFilter</text:span> method.</text:p>
      <text:h text:style-name="Heading_20_3" text:outline-level="3">Filtering mode</text:h>
      <text:p text:style-name="P3">Currentle the SQLContainer has limited support for two filtering modes. The modes are defined in the <text:span text:style-name="T1">FilteringMode</text:span> enum which is located in the query package. The two modes are called exclusive and inclusive. Exlusive mode means that in the generated query all the filtering rules will be joined with an OR. Inclusivu mode means that AND will be used.</text:p>
      <text:p text:style-name="P3">The default filtering mode is inclusive (AND) filtering.</text:p>
      <text:h text:style-name="Heading_20_3" text:outline-level="3">Sorting</text:h>
      <text:p text:style-name="P3">Sorting can be performed either using the Vaadin-provided means implemented from <text:soft-page-break/><text:span text:style-name="T1">Container.Sortable</text:span> using the following method, where the propertyIds again refer to column names. More information on the standard filtering can be found in Book of Vaadin.</text:p>
      <text:p text:style-name="P4"><text:s text:c="4"/>public void sort(Object[] propertyId, boolean[] ascending) </text:p>
      <text:p text:style-name="P3">In addition to the standard method, it is also possible to directly add an <text:span text:style-name="T1">OrderBy</text:span> to the container via the <text:span text:style-name="T1">addOrderBy(OrderBy orderBy)</text:span> method. This enables the developer to insert sorters one by one without providing the whole array of them at once.</text:p>
      <text:p text:style-name="P3">Sorting rules can be cleared by calling the <text:span text:style-name="T1">sort</text:span> method with null or an empty array as the first argument.</text:p>
      <text:h text:style-name="Heading_20_2" text:outline-level="2">Editing</text:h>
      <text:p text:style-name="P3">Editing the items (RowItems) of SQLContainer can be done similarly to editing the items of any Vaadin container. ColumnProperties of a RowItem will automatically notify SQLContainer to make sure that changes to the items are recorded and will be applied to the database immediately or on commit, depending on the state of the autocommit mode.</text:p>
      <text:h text:style-name="Heading_20_3" text:outline-level="3">Autocommit mode</text:h>
      <text:p text:style-name="P3">SQLContainer is by default in transaction mode, which means that actions that edit, add or remove items are recorded internally by the container. These actions can be either committed to the database by calling<text:span text:style-name="T1"> commit()</text:span> or discarded by calling <text:span text:style-name="T1">rollback()</text:span>.</text:p>
      <text:p text:style-name="P3">The container can also be set to autocommit mode. When this mode is enabled, all changes will be committed to the database immediately. To enable or disable the autocommit mode, call the following method:</text:p>
      <text:p text:style-name="P4"><text:tab/>public void setAutoCommit(boolean autoCommitEnabled)</text:p>
      <text:p text:style-name="P13">It is recommended to leave the autocommit mode disabled, since it ensures that the changes can be rolled back if any problems are noticed within the container items. Using the autocommit mode will also lead to failure if the database table contains non-nullable columns.</text:p>
      <text:h text:style-name="Heading_20_3" text:outline-level="3">Modified state</text:h>
      <text:p text:style-name="P13">When used in the transaction mode it may be useful to determine whether the contents of the SQLContainer have been modified or not. For this purpose the container provides an <text:span text:style-name="T1">isModified()</text:span> method which will tell the state of the container to the developer. This method will return true if any items have been added to or removed from the container, as well as if any value of an existing item has been modified.</text:p>
      <text:p text:style-name="P13">Additionally, each RowItem and each ColumnProperty have isModified() methods to allow for a more detailed view over the modification status. Do note that the modification statuses of RowItems and ColumnProperties do not reflect situations where the whole RowItem has been marked for removal, or has just been added to the container.</text:p>
      <text:h text:style-name="Heading_20_2" text:outline-level="2">Caching, paging and refreshing</text:h>
      <text:p text:style-name="P13">To decrease the amount of queries made to the database, SQLContainer uses internal caching for database contents. The caching is implemented with a size-limited LinkedHashMap containing a mapping from RowIds to RowItems. Typically developers do not need to modify caching options, although some fine-tuning can be done if required.</text:p>
      <text:h text:style-name="Heading_20_3" text:outline-level="3"><text:soft-page-break/>Container size</text:h>
      <text:p text:style-name="P13">The SQLContainer keeps continuously checking the amount of rows in the connected database table in order to detect external addition or removal of rows. By default, the table row count is assumed to remain valid for 10 seconds. This value can be altered from code; class SQLContainer, field <text:span text:style-name="T1">sizeValidMilliSeconds</text:span>.</text:p>
      <text:p text:style-name="P13">If the size validity time has expired, the row count will be automatically updated on:</text:p>
      <text:list xml:id="list32707805" text:continue-numbering="true" text:style-name="L1">
        <text:list-item>
          <text:p text:style-name="P25">A call to <text:span text:style-name="T1">getItemIds()</text:span> method</text:p>
        </text:list-item>
        <text:list-item>
          <text:p text:style-name="P26">A call to <text:span text:style-name="T1">size() </text:span>method</text:p>
        </text:list-item>
        <text:list-item>
          <text:p text:style-name="P28">Some calls to <text:span text:style-name="T1">indexOfId(Object itemId) </text:span>method</text:p>
        </text:list-item>
        <text:list-item>
          <text:p text:style-name="P28">A call to <text:span text:style-name="T1">firstItemId() </text:span>method</text:p>
        </text:list-item>
        <text:list-item>
          <text:p text:style-name="P28">When the container is fetching a set of rows to the item cache</text:p>
        </text:list-item>
      </text:list>
      <text:h text:style-name="Heading_20_3" text:outline-level="3">Page length and cache size</text:h>
      <text:p text:style-name="P13">The page length of the SQLContainer dictates the amount of rows fetched from the database in one query. The default value is 100, and it can be modified with the <text:span text:style-name="T1">setPageLength</text:span> method. To avoid constant queries it is recommended to set the page length value to at least 5 times the amount of rows displayed in a Vaadin Table; obviously this is also dependent on the cache rate set for the Table component.</text:p>
      <text:p text:style-name="P13">The size of the internal item cache of the SQLContainer is calculated by multiplying the page lenght with the cache ratio set for the container. The cache ratio can only be set from the code, and the default value for it is 2. Hence with the default page length of 100 the cache size becomes 200 items.</text:p>
      <text:h text:style-name="Heading_20_3" text:outline-level="3">Refreshing the container</text:h>
      <text:p text:style-name="P13">Normally the SQLContainer will handle refreshing automatically when required. However there may be situations where an implicit refresh is needed. For this purpose a <text:span text:style-name="T1">refresh()</text:span> method is provided. This method simply clears all caches, resets the current item fetching offset and sets the container size dirty. Any item-related call after this will inevitably result into row count and item cache update.</text:p>
      <text:p text:style-name="P14">Note that a call to the refresh method will not affect the following properties of the container:</text:p>
      <text:list xml:id="list32690455" text:continue-numbering="true" text:style-name="L1">
        <text:list-item>
          <text:p text:style-name="P25">The QueryDelegate of the container</text:p>
        </text:list-item>
        <text:list-item>
          <text:p text:style-name="P28">Autocommit mode</text:p>
        </text:list-item>
        <text:list-item>
          <text:p text:style-name="P28">Page length</text:p>
        </text:list-item>
        <text:list-item>
          <text:p text:style-name="P30"><text:span text:style-name="T10">Filters or sorting </text:span></text:p>
          <text:p text:style-name="P30"><text:span text:style-name="T10"/></text:p>
        </text:list-item>
      </text:list>
      <text:h text:style-name="P33" text:outline-level="1">Using FreeformQuery and FreeformQueryDelegate</text:h>
      <text:p text:style-name="P3">In most cases the provided TableQuery will be enough to allow a developer to gain effortless access to an SQL data source. However there may arise situations when a more complex query with e.g. joins is needed. Or perhaps you need to redefine how the writing or filtering should be done. The FreeformQuery query delegate is provided for this exact purpose. Out of the box the FreeformQuery supports read-only access to a database, but it can be extended to allow writing also.</text:p>
      <text:h text:style-name="Heading_20_2" text:outline-level="2">Getting started</text:h>
      <text:p text:style-name="P3">Getting started with the FreeformQuery may be done as shown in the following. The connection pool initialization is similar to the TableQuery example so it is omitted here. Note that the name(s) of the primary key column(s) must be provided to the FreeformQuery manually. This is required because depending on the query the result set may or may not contain data about primary key columns. In this example there is one primary key column with a name 'ID'.</text:p>
      <text:p text:style-name="P1"><text:tab/>FreeformQuery query = new FreeformQuery("SELECT * FROM SAMPLE",</text:p>
      <text:p text:style-name="P9"><text:span text:style-name="T3"><text:s text:c="20"/>Arrays.</text:span><text:span text:style-name="T5">asList</text:span><text:span text:style-name="T3">("ID"), connectionPool);</text:span></text:p>
      <text:p text:style-name="P9"><text:span text:style-name="T3"><text:s text:c="6"/>SQLContainer container = new SQLContainer(query);</text:span></text:p>
      <text:h text:style-name="Heading_20_2" text:outline-level="2">Limitations</text:h>
      <text:p text:style-name="P3">While this looks just as easy as with the TableQuery, do note that there are some important caveats here. Using FreeformQuery like this (without providing FreeformQueryDelegate implementation) it can only be used as a read-only window to the resultset of the query. Additionally filtering, sorting and lazy-loading features will not be supported, and the row count will be fetched in quite an inefficient manner. Bearing these limitations in mind, it becomes quite obvious that the developer is in reality meant to implement the FreeformQueryDelegate interface.</text:p>
      <text:h text:style-name="Heading_20_2" text:outline-level="2">Creating your own FreeformQueryDelegate</text:h>
      <text:p text:style-name="Text_20_body">To create your own delegate for FreeformQuery, you must implement some or all of the methods from the FreeformQueryDelegate interface. The interface contains eight methods which are shown below. For more detailed requirements, see the JavaDoc documentation of the interface.</text:p>
      <text:p text:style-name="P6"><text:s text:c="4"/>/* Read-only queries */</text:p>
      <text:p text:style-name="P6"><text:s text:c="4"/>public String getCountQuery()</text:p>
      <text:p text:style-name="P6"><text:s text:c="4"/>public String getQueryString(int offset, int limit)</text:p>
      <text:p text:style-name="P6"><text:s text:c="4"/>public String getContainsRowQueryString(Object... keys)</text:p>
      <text:p text:style-name="P6"/>
      <text:p text:style-name="P6"><text:s text:c="4"/>/* Filtering and sorting */</text:p>
      <text:p text:style-name="P6"><text:s text:c="4"/>public void setFilters(List&lt;Filter&gt; filters)</text:p>
      <text:p text:style-name="P6"><text:s text:c="4"/>public void setFilters(List&lt;Filter&gt; filters, FilteringMode filteringMode)</text:p>
      <text:p text:style-name="P6"><text:s text:c="4"/>public void setOrderBy(List&lt;OrderBy&gt; orderBys)</text:p>
      <text:p text:style-name="P6"/>
      <text:p text:style-name="P6"><text:s text:c="4"/>/* Write support */</text:p>
      <text:p text:style-name="P6"><text:s text:c="4"/>public int storeRow(Connection conn, RowItem row)</text:p>
      <text:p text:style-name="P23"><text:s text:c="4"/>public boolean removeRow(Connection conn, RowItem row)</text:p>
      <text:p text:style-name="P3">A simple demo implementation of this interface can be found in the SQLContainer package, more specifically in the class<text:span text:style-name="T9"> com.vaadin.addon.sqlcontainer.demo.DemoFreeformQueryDelegate</text:span><text:span text:style-name="T10">.</text:span></text:p>
      <text:p text:style-name="P17"/>
      <text:h text:style-name="P33" text:outline-level="1">Non-implemented methods of Vaadin container interfaces</text:h>
      <text:p text:style-name="P27">Due to the database connection inherent to the SQLContainer, some of the methods from the container interfaces of Vaadin can not be (or would not make sense to) implemented. These methods are listed below, and they will throw an <text:span text:style-name="T1">UnsupportedOperationException</text:span> on invocation.</text:p>
      <text:p text:style-name="P27"/>
      <text:p text:style-name="P27"><text:span text:style-name="T7"><text:tab/></text:span><text:span text:style-name="T4">public boolean addContainerProperty(Object propertyId, Class&lt;?&gt; type,</text:span></text:p>
      <text:p text:style-name="P6"><text:s text:c="12"/><text:tab/><text:tab/> <text:s text:c="17"/>Object defaultValue)</text:p>
      <text:p text:style-name="P6"><text:tab/>public boolean removeContainerProperty(Object propertyId)</text:p>
      <text:p text:style-name="P6"><text:tab/>public Item addItem(Object itemId)</text:p>
      <text:p text:style-name="P6"><text:tab/>public Object addItemAt(int index)</text:p>
      <text:p text:style-name="P6"><text:tab/>public Item addItemAt(int index, Object newItemId)</text:p>
      <text:p text:style-name="P6"><text:tab/>public Object addItemAfter(Object previousItemId)</text:p>
      <text:p text:style-name="P6"><text:tab/>public Item addItemAfter(Object previousItemId, Object newItemId)</text:p>
      <text:p text:style-name="P8"/>
      <text:p text:style-name="P8">Additionally, the following methods of the Item interface are not supported in the RowItem class:</text:p>
      <text:p text:style-name="P7"><text:span text:style-name="T6"><text:tab/></text:span></text:p>
      <text:p text:style-name="P7"><text:span text:style-name="T6"><text:tab/></text:span><text:span text:style-name="T19">public boolean addItemProperty(Object id, Property property)</text:span></text:p>
      <text:p text:style-name="P6"><text:tab/>public boolean removeItemProperty(Object id)</text:p>
      <text:h text:style-name="Heading_20_2" text:outline-level="2">About the <text:span text:style-name="T16">getItemIds()</text:span><text:span text:style-name="T20"> </text:span>method</text:h>
      <text:p text:style-name="P3">To properly implement the Vaadin Container interface, a <text:span text:style-name="T1">getItemIds()</text:span> method has been implented in the SQLContainer. By definition this method returns a collection of all the item IDs present in the container. What this means in the SQLContainer case is that the container has to query the database for the primary key columns of all the rows present in the connected database table. It is obvious that this could potentially lead to fetching tens or even hundreds of thousands of rows in an effort to satisfy the method caller. This will effectively kill the lazy loading properties of SQLContainer and therefore the following warning is expressed here:</text:p>
      <text:p text:style-name="P19">It is highly recommended <text:span text:style-name="T18">not</text:span> to call the <text:span text:style-name="T1">getitemIds()</text:span> method, unless it is known that in the use case in question the item ID set will always be of reasonable size.</text:p>
      <text:h text:style-name="Heading_20_1" text:outline-level="1"/>
      <text:h text:style-name="P33" text:outline-level="1">Appendices</text:h>
      <text:h text:style-name="Heading_20_2" text:outline-level="2">A. Supported databases</text:h>
      <text:p text:style-name="Text_20_body">The following databases are supported by SQLContainer and TableQuery classes by default:</text:p>
      <text:list xml:id="list32700519" text:continue-numbering="true" text:style-name="L1">
        <text:list-item>
          <text:p text:style-name="P25">HSQLDB [1.8 or newer]</text:p>
        </text:list-item>
        <text:list-item>
          <text:p text:style-name="P28">MySQL [5.1 or newer]</text:p>
        </text:list-item>
        <text:list-item>
          <text:p text:style-name="P28">PostgreSQL [8.4 or newer]</text:p>
        </text:list-item>
        <text:list-item>
          <text:p text:style-name="P28">Oracle Database [10g or newer]</text:p>
        </text:list-item>
        <text:list-item>
          <text:p text:style-name="P28">Microsoft SQL Server [2005 or newer]</text:p>
        </text:list-item>
      </text:list>
      <text:h text:style-name="Heading_20_2" text:outline-level="2">B. Known issues and limitations of SQLContainer</text:h>
      <text:p text:style-name="P16">At this point, there are still some known issues limiting the use of SQLContainer in certain situations. The issues and brief explanations are listed below:</text:p>
      <text:list xml:id="list32711228" text:continue-numbering="true" text:style-name="L1">
        <text:list-item>
          <text:p text:style-name="P25">The <text:span text:style-name="T17">getItemIds()</text:span> method is very inefficient - avoid calling it unnecessarily!</text:p>
        </text:list-item>
        <text:list-item>
          <text:p text:style-name="P28">When using <text:span text:style-name="T18">FreeformQuery</text:span> without providing a FreeformQueryDelegate, the row count query is very inefficient - avoid using FreeformQuery without implementing at least the count query properly.</text:p>
        </text:list-item>
        <text:list-item>
          <text:p text:style-name="P28">When using <text:span text:style-name="T18">FreeformQuery</text:span> without providing a FreeformQueryDelegate, writing, sorting and filtering will not be supported..</text:p>
        </text:list-item>
        <text:list-item>
          <text:p text:style-name="P28">When using <text:span text:style-name="T18">Oracle or MS SQL</text:span> database, the column name '<text:span text:style-name="T1">rownum</text:span>' can not be used as a column name in a table connected to SQLContainer.</text:p>
          <text:list>
            <text:list-item>
              <text:p text:style-name="P28">This limitation exists because the databases in question do not support limit/offset clauses required for paging. Instead, a generated column is used to implement paging support.</text:p>
            </text:list-item>
          </text:list>
        </text:list-item>
        <text:list-item>
          <text:p text:style-name="P28">Some <text:span text:style-name="T18">SQL data types</text:span> do not have write support when using TableQuery:</text:p>
          <text:list>
            <text:list-item>
              <text:p text:style-name="P28">All binary types</text:p>
            </text:list-item>
            <text:list-item>
              <text:p text:style-name="P28">All custom types</text:p>
            </text:list-item>
            <text:list-item>
              <text:p text:style-name="P28">CLOB (if not converted to a String by the JDBC driver)</text:p>
            </text:list-item>
          </text:list>
        </text:list-item>
        <text:list-item>
          <text:p text:style-name="P29">When using <text:span text:style-name="T18">Oracle</text:span> database most of the numeric types (including INTEGER) are converted to<text:span text:style-name="T1"> java.math.BigDecimal</text:span> by the Oracle JDBC Driver.</text:p>
          <text:list>
            <text:list-item>
              <text:p text:style-name="P29">This seems to be a limitation or a feature of the Oracle Driver and therefore no remedy to it is provided by the SQLContainer or TableQuery.</text:p>
            </text:list-item>
          </text:list>
        </text:list-item>
      </text:list>
      <text:h text:style-name="Heading_20_2" text:outline-level="2">C. Planned features</text:h>
      <text:list xml:id="list32696929" text:continue-numbering="true" text:style-name="L1">
        <text:list-item>
          <text:p text:style-name="P25">Replace Oracle numeric type mapping with something more reasonable.</text:p>
        </text:list-item>
        <text:list-item>
          <text:p text:style-name="P28">Create a method of easily joining two SQLContainers with TableQueries in cases where e.g. foreign key is used in one of the tables.</text:p>
          <text:list>
            <text:list-item>
              <text:p text:style-name="P28">This would greatly reduce mapping code which currently has to be written to the applications using the SQLContain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MS Shell Dlg" svg:font-family="'MS Shell Dlg'"/>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style>
    <style:style style:name="M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page-layout style:name="Mpm1">
      <style:page-layout-properties fo:page-width="20.999cm" fo:page-height="29.699cm" style:num-format="1" style:print-orientation="portrait" fo:margin-top="0.852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23cm" fo:margin-bottom="0.499cm"/>
      </style:header-style>
      <style:footer-style>
        <style:header-footer-properties svg:height="1.081cm" fo:margin-top="0.499cm"/>
      </style:footer-style>
    </style:page-layout>
    <style:page-layout style:name="Mpm2">
      <style:page-layout-properties fo:page-width="20.999cm" fo:page-height="29.699cm" style:num-format="1" style:print-orientation="portrait" fo:margin-top="1.147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25cm" fo:margin-bottom="0.499cm"/>
      </style:header-style>
      <style:footer-style>
        <style:header-footer-properties svg:height="1.081cm" fo:margin-top="0.499cm"/>
      </style:footer-style>
    </style:page-layout>
  </office:automatic-styles>
  <office:master-styles>
    <style:master-page style:name="Standard" style:page-layout-name="Mpm1">
      <style:header>
        <text:p text:style-name="Header"><text:tab/></text:p>
      </style:header>
      <style:footer>
        <text:p text:style-name="MP1"><text:page-number text:select-page="current">9</text:page-number></text:p>
      </style:footer>
    </style:master-page>
    <style:master-page style:name="header" style:page-layout-name="Mpm2">
      <style:header>
        <text:p text:style-name="MP2">Vaadin SQLContainer 0.8 User Manual</text:p>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20T12:42:38.18</meta:creation-date>
    <dc:date>2010-09-21T12:58:48.60</dc:date>
    <dc:creator>Teppo Kurki</dc:creator>
    <meta:editing-duration>PT07H29M12S</meta:editing-duration>
    <meta:editing-cycles>62</meta:editing-cycles>
    <meta:generator>OpenOffice.org/3.0$Win32 OpenOffice.org_project/300m9$Build-9358</meta:generator>
    <meta:document-statistic meta:table-count="0" meta:image-count="1" meta:object-count="0" meta:page-count="10" meta:paragraph-count="185" meta:word-count="2948" meta:character-count="19501"/>
    <meta:user-defined meta:name="Info 1"/>
    <meta:user-defined meta:name="Info 2"/>
    <meta:user-defined meta:name="Info 3"/>
    <meta:user-defined meta:name="Info 4"/>
  </office:meta>
</office:document-meta>
</file>